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. Durkheim, l'évolution de la pédagogie en France</text:p>
      <text:p text:style-name="P1"/>
      <text:p text:style-name="P1">De quelle institution est il question ?</text:p>
      <text:p text:style-name="P1">Institution scolaire et religieuse</text:p>
      <text:p text:style-name="P1"/>
      <text:p text:style-name="P1">Pourquoi faut il étudier la naissance et le passé des institutions ?</text:p>
      <text:p text:style-name="P1">Afin de comprendre le mode de fonctionnement de l'institution ainsi que les tensions et évolutions de celle ci.</text:p>
      <text:p text:style-name="P1"/>
      <text:p text:style-name="P1">Comment a évolué l'enseignement et s'est il institutionnalisé ?</text:p>
      <text:p text:style-name="P1">Avant : 1 enfant = plusieurs profs non coordonné - Apprentissage du bon comportement</text:p>
      <text:p text:style-name="P1">Après : plusieurs enfants = plusieurs profs coordonné - Apprentissage connaissances</text:p>
      <text:p text:style-name="P1"/>
      <text:p text:style-name="P1">Quels sont les exemples de la présence du passé dans l'institution scolaire ?</text:p>
      <text:p text:style-name="P1"/>
      <text:p text:style-name="P1"/>
      <text:p text:style-name="P1">Quelles limites d'une telle approche "génétique" présente-el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0S</meta:editing-duration>
    <meta:editing-cycles>5</meta:editing-cycles>
    <meta:generator>OpenOffice/4.0.0$Win32 OpenOffice.org_project/400m3$Build-9702</meta:generator>
    <dc:date>2014-10-02T10:55:04.29</dc:date>
    <meta:document-statistic meta:table-count="0" meta:image-count="0" meta:object-count="0" meta:page-count="1" meta:paragraph-count="10" meta:word-count="104" meta:character-count="673"/>
    <meta:user-defined meta:name="Info 1"/>
    <meta:user-defined meta:name="Info 2"/>
    <meta:user-defined meta:name="Info 3"/>
    <meta:user-defined meta:name="Info 4"/>
  </office:meta>
</office:document-meta>
</file>